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43cff" officeooo:paragraph-rsid="00043cff"/>
    </style:style>
    <style:style style:name="P2" style:family="paragraph" style:parent-style-name="Standard" style:list-style-name="L5" style:master-page-name="">
      <loext:graphic-properties draw:fill="none"/>
      <style:paragraph-properties fo:margin-left="1.3cm" fo:margin-right="0cm" fo:text-indent="-0.6cm" style:auto-text-indent="false" style:page-number="auto" fo:background-color="transparent"/>
      <style:text-properties officeooo:rsid="000c06ad" officeooo:paragraph-rsid="000c06ad"/>
    </style:style>
    <style:style style:name="P3" style:family="paragraph" style:parent-style-name="Standard" style:list-style-name="L5">
      <loext:graphic-properties draw:fill="none"/>
      <style:paragraph-properties fo:margin-left="1.3cm" fo:margin-right="0cm" fo:text-indent="-0.6cm" style:auto-text-indent="false" fo:background-color="transparent"/>
      <style:text-properties officeooo:rsid="000fea6b" officeooo:paragraph-rsid="000fea6b"/>
    </style:style>
    <style:style style:name="P4" style:family="paragraph" style:parent-style-name="Subtitle">
      <style:text-properties officeooo:rsid="00043cff" officeooo:paragraph-rsid="00043cff"/>
    </style:style>
    <style:style style:name="P5" style:family="paragraph" style:parent-style-name="Text_20_body">
      <style:text-properties officeooo:rsid="000790d1" officeooo:paragraph-rsid="00080b0e"/>
    </style:style>
    <style:style style:name="P6" style:family="paragraph" style:parent-style-name="Text_20_body">
      <style:text-properties officeooo:rsid="00079c51" officeooo:paragraph-rsid="00079c51"/>
    </style:style>
    <style:style style:name="P7" style:family="paragraph" style:parent-style-name="Text_20_body" style:list-style-name="L2">
      <style:text-properties officeooo:rsid="00079c51" officeooo:paragraph-rsid="00079c51"/>
    </style:style>
    <style:style style:name="P8" style:family="paragraph" style:parent-style-name="Text_20_body" style:list-style-name="L2">
      <style:text-properties officeooo:rsid="00079c51" officeooo:paragraph-rsid="00080b0e"/>
    </style:style>
    <style:style style:name="P9" style:family="paragraph" style:parent-style-name="Text_20_body">
      <style:text-properties officeooo:rsid="00080b0e" officeooo:paragraph-rsid="00080b0e"/>
    </style:style>
    <style:style style:name="P10" style:family="paragraph" style:parent-style-name="Text_20_body" style:list-style-name="L3">
      <style:text-properties officeooo:rsid="00080b0e" officeooo:paragraph-rsid="00080b0e"/>
    </style:style>
    <style:style style:name="P11" style:family="paragraph" style:parent-style-name="Text_20_body" style:list-style-name="L2">
      <style:text-properties officeooo:rsid="00080b0e" officeooo:paragraph-rsid="00080b0e"/>
    </style:style>
    <style:style style:name="P12" style:family="paragraph" style:parent-style-name="Text_20_body">
      <style:text-properties officeooo:rsid="00096744" officeooo:paragraph-rsid="00096744"/>
    </style:style>
    <style:style style:name="P13" style:family="paragraph" style:parent-style-name="Text_20_body" style:list-style-name="L4">
      <style:text-properties officeooo:rsid="00096744" officeooo:paragraph-rsid="00096744"/>
    </style:style>
    <style:style style:name="P14" style:family="paragraph" style:parent-style-name="Text_20_body" style:list-style-name="L4">
      <style:text-properties officeooo:rsid="00096744" officeooo:paragraph-rsid="000b4c29"/>
    </style:style>
    <style:style style:name="P15" style:family="paragraph" style:parent-style-name="Text_20_body" style:list-style-name="L4">
      <style:text-properties officeooo:rsid="00096744" officeooo:paragraph-rsid="000c06ad"/>
    </style:style>
    <style:style style:name="P16" style:family="paragraph" style:parent-style-name="Text_20_body" style:list-style-name="L5">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096744" officeooo:paragraph-rsid="000c06ad"/>
    </style:style>
    <style:style style:name="P17" style:family="paragraph" style:parent-style-name="Text_20_body" style:list-style-name="L5">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0c06ad" officeooo:paragraph-rsid="000c06ad"/>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0c06ad" officeooo:paragraph-rsid="000c06ad"/>
    </style:style>
    <style:style style:name="P19" style:family="paragraph" style:parent-style-name="Text_20_body" style:list-style-name="L5" style:master-page-name="">
      <loext:graphic-properties draw:fill="none"/>
      <style:paragraph-properties fo:margin-left="1.6cm" fo:margin-right="0cm" fo:margin-top="0cm" fo:margin-bottom="0.247cm" style:contextual-spacing="false" fo:line-height="115%" fo:text-indent="0cm" style:auto-text-indent="false" style:page-number="auto" fo:background-color="transparent">
        <style:tab-stops>
          <style:tab-stop style:position="0.097cm"/>
          <style:tab-stop style:position="0.529cm"/>
          <style:tab-stop style:position="1.275cm"/>
        </style:tab-stops>
      </style:paragraph-properties>
      <style:text-properties officeooo:rsid="000c06ad" officeooo:paragraph-rsid="000c06ad"/>
    </style:style>
    <style:style style:name="P20" style:family="paragraph" style:parent-style-name="Text_20_body" style:list-style-name="L5" style:master-page-name="">
      <loext:graphic-properties draw:fill="none"/>
      <style:paragraph-properties fo:margin-left="1.6cm" fo:margin-right="0cm" fo:margin-top="0cm" fo:margin-bottom="0.247cm" style:contextual-spacing="false" fo:line-height="115%" fo:text-indent="0cm" style:auto-text-indent="false" style:page-number="auto" fo:background-color="transparent">
        <style:tab-stops>
          <style:tab-stop style:position="0.097cm"/>
          <style:tab-stop style:position="0.529cm"/>
          <style:tab-stop style:position="1.275cm"/>
        </style:tab-stops>
      </style:paragraph-properties>
      <style:text-properties officeooo:rsid="000c06ad" officeooo:paragraph-rsid="000c06ad"/>
    </style:style>
    <style:style style:name="P21" style:family="paragraph" style:parent-style-name="Text_20_body" style:list-style-name="L5">
      <loext:graphic-properties draw:fill="none"/>
      <style:paragraph-properties fo:margin-left="1.6cm" fo:margin-right="0cm" fo:margin-top="0cm" fo:margin-bottom="0.247cm" style:contextual-spacing="false" fo:line-height="115%" fo:text-indent="0cm" style:auto-text-indent="false" fo:background-color="transparent">
        <style:tab-stops>
          <style:tab-stop style:position="0.097cm"/>
          <style:tab-stop style:position="0.529cm"/>
          <style:tab-stop style:position="1.275cm"/>
        </style:tab-stops>
      </style:paragraph-properties>
      <style:text-properties officeooo:rsid="000c06ad" officeooo:paragraph-rsid="000c06ad"/>
    </style:style>
    <style:style style:name="P22" style:family="paragraph" style:parent-style-name="Text_20_body" style:list-style-name="L5" style:master-page-name="">
      <loext:graphic-properties draw:fill="none"/>
      <style:paragraph-properties fo:margin-left="1.6cm" fo:margin-right="0cm" fo:margin-top="0cm" fo:margin-bottom="0.247cm" style:contextual-spacing="false" fo:line-height="115%" fo:text-indent="0cm" style:auto-text-indent="false" style:page-number="auto" fo:background-color="transparent">
        <style:tab-stops>
          <style:tab-stop style:position="0.097cm"/>
          <style:tab-stop style:position="0.529cm"/>
          <style:tab-stop style:position="1.275cm"/>
        </style:tab-stops>
      </style:paragraph-properties>
      <style:text-properties officeooo:rsid="000c06ad" officeooo:paragraph-rsid="000c06ad"/>
    </style:style>
    <style:style style:name="P23" style:family="paragraph" style:parent-style-name="Text_20_body" style:list-style-name="L5"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ab-stops>
          <style:tab-stop style:position="0.097cm"/>
          <style:tab-stop style:position="0.529cm"/>
          <style:tab-stop style:position="1.275cm"/>
        </style:tab-stops>
      </style:paragraph-properties>
      <style:text-properties officeooo:rsid="000c06ad" officeooo:paragraph-rsid="000c06ad"/>
    </style:style>
    <style:style style:name="P24" style:family="paragraph" style:parent-style-name="Text_20_body" style:list-style-name="L5" style:master-page-name="">
      <loext:graphic-properties draw:fill="none"/>
      <style:paragraph-properties fo:margin-left="1.6cm" fo:margin-right="0cm" fo:margin-top="0cm" fo:margin-bottom="0.247cm" style:contextual-spacing="false" fo:line-height="115%" fo:text-indent="-0.801cm" style:auto-text-indent="false" style:page-number="auto" fo:background-color="transparent">
        <style:tab-stops>
          <style:tab-stop style:position="0.097cm"/>
          <style:tab-stop style:position="0.529cm"/>
          <style:tab-stop style:position="1.275cm"/>
        </style:tab-stops>
      </style:paragraph-properties>
      <style:text-properties officeooo:rsid="000d8f1c" officeooo:paragraph-rsid="000d8f1c"/>
    </style:style>
    <style:style style:name="P25" style:family="paragraph" style:parent-style-name="Text_20_body" style:list-style-name="L5" style:master-page-name="">
      <loext:graphic-properties draw:fill="none"/>
      <style:paragraph-properties fo:margin-left="2.2cm" fo:margin-right="0cm" fo:margin-top="0cm" fo:margin-bottom="0.247cm" style:contextual-spacing="false" fo:line-height="115%" fo:text-indent="-0.6cm" style:auto-text-indent="false" style:page-number="auto" fo:background-color="transparent">
        <style:tab-stops>
          <style:tab-stop style:position="-0.409cm"/>
          <style:tab-stop style:position="0.385cm"/>
          <style:tab-stop style:position="0.529cm"/>
          <style:tab-stop style:position="1.275cm"/>
        </style:tab-stops>
      </style:paragraph-properties>
      <style:text-properties officeooo:rsid="000d8f1c" officeooo:paragraph-rsid="000d8f1c"/>
    </style:style>
    <style:style style:name="P26" style:family="paragraph" style:parent-style-name="Text_20_body" style:list-style-name="L5">
      <loext:graphic-properties draw:fill="none"/>
      <style:paragraph-properties fo:margin-left="2.2cm" fo:margin-right="0cm" fo:margin-top="0cm" fo:margin-bottom="0.247cm" style:contextual-spacing="false" fo:line-height="115%" fo:text-indent="-0.6cm" style:auto-text-indent="false" fo:background-color="transparent">
        <style:tab-stops>
          <style:tab-stop style:position="-0.409cm"/>
          <style:tab-stop style:position="0.385cm"/>
          <style:tab-stop style:position="0.529cm"/>
          <style:tab-stop style:position="1.275cm"/>
        </style:tab-stops>
      </style:paragraph-properties>
      <style:text-properties officeooo:rsid="000d8f1c" officeooo:paragraph-rsid="000d8f1c"/>
    </style:style>
    <style:style style:name="P27" style:family="paragraph" style:parent-style-name="Text_20_body" style:list-style-name="L5">
      <loext:graphic-properties draw:fill="none"/>
      <style:paragraph-properties fo:margin-left="2.2cm" fo:margin-right="0cm" fo:margin-top="0cm" fo:margin-bottom="0.247cm" style:contextual-spacing="false" fo:line-height="115%" fo:text-indent="-0.6cm" style:auto-text-indent="false" fo:background-color="transparent">
        <style:tab-stops>
          <style:tab-stop style:position="-0.409cm"/>
          <style:tab-stop style:position="0.385cm"/>
          <style:tab-stop style:position="0.529cm"/>
          <style:tab-stop style:position="1.275cm"/>
        </style:tab-stops>
      </style:paragraph-properties>
      <style:text-properties officeooo:rsid="000d8f1c" officeooo:paragraph-rsid="000d8f1c"/>
    </style:style>
    <style:style style:name="P28" style:family="paragraph" style:parent-style-name="Text_20_body" style:list-style-name="L5">
      <loext:graphic-properties draw:fill="none"/>
      <style:paragraph-properties fo:margin-left="1.6cm" fo:margin-right="0cm" fo:margin-top="0cm" fo:margin-bottom="0.247cm" style:contextual-spacing="false" fo:line-height="115%" fo:text-indent="0cm" style:auto-text-indent="false" fo:background-color="transparent">
        <style:tab-stops>
          <style:tab-stop style:position="0.097cm"/>
          <style:tab-stop style:position="0.529cm"/>
          <style:tab-stop style:position="1.275cm"/>
        </style:tab-stops>
      </style:paragraph-properties>
      <style:text-properties officeooo:rsid="000e9fed" officeooo:paragraph-rsid="000e9fed"/>
    </style:style>
    <style:style style:name="P29" style:family="paragraph" style:parent-style-name="Text_20_body" style:list-style-name="L5" style:master-page-name="">
      <loext:graphic-properties draw:fill="none"/>
      <style:paragraph-properties fo:margin-left="1.6cm" fo:margin-right="0cm" fo:margin-top="0cm" fo:margin-bottom="0.247cm" style:contextual-spacing="false" fo:line-height="115%" fo:text-indent="-0.801cm" style:auto-text-indent="false" style:page-number="auto" fo:background-color="transparent">
        <style:tab-stops>
          <style:tab-stop style:position="0.097cm"/>
          <style:tab-stop style:position="0.529cm"/>
          <style:tab-stop style:position="1.275cm"/>
        </style:tab-stops>
      </style:paragraph-properties>
      <style:text-properties officeooo:rsid="0010899e" officeooo:paragraph-rsid="0010899e"/>
    </style:style>
    <style:style style:name="P30" style:family="paragraph" style:parent-style-name="Text_20_body" style:list-style-name="L5" style:master-page-name="">
      <loext:graphic-properties draw:fill="none"/>
      <style:paragraph-properties fo:margin-left="2.2cm" fo:margin-right="0cm" fo:margin-top="0cm" fo:margin-bottom="0.247cm" style:contextual-spacing="false" fo:line-height="115%" fo:text-indent="-0.6cm" style:auto-text-indent="false" style:page-number="auto" fo:background-color="transparent">
        <style:tab-stops>
          <style:tab-stop style:position="-0.409cm"/>
          <style:tab-stop style:position="0.385cm"/>
          <style:tab-stop style:position="0.529cm"/>
          <style:tab-stop style:position="1.275cm"/>
        </style:tab-stops>
      </style:paragraph-properties>
      <style:text-properties officeooo:rsid="0010899e" officeooo:paragraph-rsid="0010899e"/>
    </style:style>
    <style:style style:name="P31" style:family="paragraph" style:parent-style-name="Text_20_body" style:list-style-name="L5">
      <loext:graphic-properties draw:fill="none"/>
      <style:paragraph-properties fo:margin-left="2.2cm" fo:margin-right="0cm" fo:margin-top="0cm" fo:margin-bottom="0.247cm" style:contextual-spacing="false" fo:line-height="115%" fo:text-indent="-0.6cm" style:auto-text-indent="false" fo:background-color="transparent">
        <style:tab-stops>
          <style:tab-stop style:position="-0.409cm"/>
          <style:tab-stop style:position="0.385cm"/>
          <style:tab-stop style:position="0.529cm"/>
          <style:tab-stop style:position="1.275cm"/>
        </style:tab-stops>
      </style:paragraph-properties>
      <style:text-properties officeooo:rsid="0010899e" officeooo:paragraph-rsid="0010899e"/>
    </style:style>
    <style:style style:name="P32" style:family="paragraph" style:parent-style-name="Text_20_body" style:list-style-name="L5">
      <loext:graphic-properties draw:fill="none"/>
      <style:paragraph-properties fo:margin-left="2.2cm" fo:margin-right="0cm" fo:margin-top="0cm" fo:margin-bottom="0.247cm" style:contextual-spacing="false" fo:line-height="115%" fo:text-indent="-0.6cm" style:auto-text-indent="false" fo:background-color="transparent">
        <style:tab-stops>
          <style:tab-stop style:position="-0.409cm"/>
          <style:tab-stop style:position="0.385cm"/>
          <style:tab-stop style:position="0.529cm"/>
          <style:tab-stop style:position="1.275cm"/>
        </style:tab-stops>
      </style:paragraph-properties>
      <style:text-properties officeooo:rsid="0010daf0" officeooo:paragraph-rsid="0010daf0"/>
    </style:style>
    <style:style style:name="P33" style:family="paragraph" style:parent-style-name="Text_20_body" style:list-style-name="L5">
      <loext:graphic-properties draw:fill="none"/>
      <style:paragraph-properties fo:margin-left="1.6cm" fo:margin-right="0cm" fo:margin-top="0cm" fo:margin-bottom="0.247cm" style:contextual-spacing="false" fo:line-height="115%" fo:text-indent="0cm" style:auto-text-indent="false" fo:background-color="transparent">
        <style:tab-stops>
          <style:tab-stop style:position="0.097cm"/>
          <style:tab-stop style:position="0.529cm"/>
          <style:tab-stop style:position="1.275cm"/>
        </style:tab-stops>
      </style:paragraph-properties>
      <style:text-properties officeooo:rsid="0011eddc" officeooo:paragraph-rsid="0011eddc"/>
    </style:style>
    <style:style style:name="P3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ab-stops>
          <style:tab-stop style:position="-0.409cm"/>
          <style:tab-stop style:position="0.385cm"/>
          <style:tab-stop style:position="0.529cm"/>
          <style:tab-stop style:position="1.275cm"/>
        </style:tab-stops>
      </style:paragraph-properties>
      <style:text-properties officeooo:rsid="001349aa" officeooo:paragraph-rsid="001349aa"/>
    </style:style>
    <style:style style:name="P35" style:family="paragraph" style:parent-style-name="Title">
      <style:text-properties officeooo:rsid="00043cff" officeooo:paragraph-rsid="00043cff"/>
    </style:style>
    <style:style style:name="T1" style:family="text">
      <style:text-properties officeooo:rsid="0006d19e"/>
    </style:style>
    <style:style style:name="T2" style:family="text">
      <style:text-properties officeooo:rsid="00079c51"/>
    </style:style>
    <style:style style:name="T3" style:family="text">
      <style:text-properties officeooo:rsid="00080b0e"/>
    </style:style>
    <style:style style:name="T4" style:family="text">
      <style:text-properties officeooo:rsid="00096744"/>
    </style:style>
    <style:style style:name="T5" style:family="text">
      <style:text-properties officeooo:rsid="000b4c29"/>
    </style:style>
    <style:style style:name="T6" style:family="text">
      <style:text-properties officeooo:rsid="000c06ad"/>
    </style:style>
    <style:style style:name="T7" style:family="text">
      <style:text-properties officeooo:rsid="00145a01"/>
    </style:style>
    <style:style style:name="T8" style:family="text">
      <style:text-properties officeooo:rsid="001519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Lambda Calculus Parser Report</text:p>
      <text:p text:style-name="P4">FIT2102 Assignment 2</text:p>
      <text:h text:style-name="P1" text:outline-level="1">Design of code<text:line-break/></text:h>
      <text:p text:style-name="P6">I strictly work on Builder type and only build onto Lambda when necessary as it is very restrictive. The only time I use build is in the main file or the test cases. Another thing I did was generate the Church Encodings directly in Build type rather than trying to parse it, for two reasons, first is that it generates a dependency and could change to cyclic in the future, secondly it might be annoying to work in a parser context.</text:p>
      <text:p text:style-name="P6">I only used the Monad bindings when needed which is mostly in chain (from the tutes), one reason for this is that I find it that it is only needed in chaining binary functions and that it takes up space for no reason, I prefer to work in lower level if possible.</text:p>
      <text:p text:style-name="P6">General structure is as follows</text:p>
      <text:list xml:id="list3291187102" text:style-name="L2">
        <text:list-item>
          <text:p text:style-name="P7">...Helper.hs: Gives all the support functions needed to generate Parser Builder types in ...Parser.hs. Generally consists of Church Encodings hard-coded in Builder type.</text:p>
        </text:list-item>
        <text:list-item>
          <text:p text:style-name="P7">...Parser.hs: Has x main sections</text:p>
          <text:list>
            <text:list-item>
              <text:p text:style-name="P8">...Tokens/<text:span text:style-name="T3">Lambda</text:span>: I have generalised a really neat way in terms of <text:span text:style-name="T3">const, </text:span>unary, binary and ternary functions tokens. <text:span text:style-name="T3">For const it takes parses the second argument, f</text:span>or unary it parses what is in front <text:span text:style-name="T3">the token</text:span> (e.g. not <text:span text:style-name="T3">bool</text:span>), binary it parses the left and right argument (e.g. <text:span text:style-name="T3">bool</text:span> and <text:span text:style-name="T3">bool</text:span>) which requires chaining and ternary which parses a value after each token basically 3 unary functions together (e.g. if <text:span text:style-name="T3">bool</text:span> then <text:span text:style-name="T3">bool</text:span> else <text:span text:style-name="T3">bool</text:span>).</text:p>
            </text:list-item>
            <text:list-item>
              <text:p text:style-name="P8"><text:span text:style-name="T1">...Term: A non-terminal of a particular datatype which contains a mixture of non-terminal and terminal endpoints (e.g. arithmeticTerm can consist of a number or an operation on numbers)</text:span></text:p>
            </text:list-item>
            <text:list-item>
              <text:p text:style-name="P8"><text:span text:style-name="T1">...Precedence: A list of binary operations that need to be chained together. A neat thing about this is that they are ordered in terms of importance for parsing first and can be easily done with foldl.</text:span></text:p>
            </text:list-item>
            <text:list-item>
              <text:p text:style-name="P8"><text:span text:style-name="T1">...Expression: Basically the final product of the parser which is often of the same form foldl chain (...Term) (...Precedence)</text:span></text:p>
            </text:list-item>
          </text:list>
        </text:list-item>
        <text:list-item>
          <text:p text:style-name="P11">Additional... .hs:</text:p>
          <text:list>
            <text:list-item>
              <text:p text:style-name="P11">AdditionalParsers.hs: Has parsers from previous tutes and additional helpers I made</text:p>
            </text:list-item>
            <text:list-item>
              <text:p text:style-name="P11">AdditionalBuilder.hs: Small file for helping build the Builder types </text:p>
            </text:list-item>
          </text:list>
        </text:list-item>
      </text:list>
      <text:p text:style-name="P9">I was very proud of ...Expression as it is extremely neat and reusable by chaining all the binary functions in order of precedence applied to the possible terms and since each term can also utilise the expression, the grammar covers listing and nesting which is shown by BNF below</text:p>
      <text:p text:style-name="P5"><text:soft-page-break/>&lt;...Term&gt; :: = &lt;direct value&gt; | &lt;<text:span text:style-name="T2">non-binary functions on direct values&gt;</text:span> <text:span text:style-name="T2">| </text:span>&lt;...Expression&gt; | (Possibly some extra terms with bracket logic)</text:p>
      <text:p text:style-name="P5">&lt;...Expression&gt; = &lt;chained ...Term with the ...Precedence&gt;</text:p>
      <text:p text:style-name="P5">&lt;...Precedence&gt; = &lt;list of operators on direct values&gt;</text:p>
      <text:p text:style-name="P5">Here for example the direct value could be an <text:span text:style-name="T2">boolean</text:span> parser, precedence is order of (<text:span text:style-name="T2">and, or</text:span>), <text:span text:style-name="T2">the non-binary could (ifthenelse, not)</text:span> and expression is always the same with the corresponding term and precedence.</text:p>
      <text:p text:style-name="P9">One main issue that came up was considering spacing, after testing with ~900 tests cases, its quite apparent that spaces should belong to the operators rather than values.</text:p>
      <text:list xml:id="list3337178025" text:style-name="L3">
        <text:list-item>
          <text:p text:style-name="P10">Operators often define if needs spacing (e.g. text operators often need space unlike symbols)</text:p>
        </text:list-item>
        <text:list-item>
          <text:p text:style-name="P10">If values parse the space, then the operator doesn’t know there was a space behind it</text:p>
        </text:list-item>
        <text:list-item>
          <text:p text:style-name="P10">If values are forced to take the space, then values at the end could unexpectedly terminate (e.g. True and False)</text:p>
        </text:list-item>
      </text:list>
      <text:p text:style-name="P9">Because of the const, unary, binary and ternary token parses, most functions are very short and modular. Each token such are in the form (...token) “stringToken” (Builder type) which is very readable, as mentioned in ...Parser.hs files, the structure is identical in each file which is only depicting the grammar in a concise way. <text:span text:style-name="T4">One of the good thing about generalising a lot of the functions is that point free style writing, fmaps, apply, compose is a lot less confusing when done with less parameters which I have done.</text:span></text:p>
      <text:p text:style-name="P12">One of my biggest regrets is that I have design the application to work based on the questions, this is due to me working sequentially and not seeing the bigger picture in the first place, if I could redo everything I would structure files to work by datatypes, the fact that I have done the foldr and chaining together with terms and expression makes this so much easier to generalise. In the BNF I could include logicalListOperators such as isNull to be included in logicalTerm so that I can generalise this parser to be more of a calculator. I have kind of implemented this by importing functions but it doesn’t work 100% of time when composing very complex list and boolean operations inside of lists.</text:p>
      <text:p text:style-name="P12">Other things I did not implement but would like to</text:p>
      <text:list xml:id="list4262118321" text:style-name="L4">
        <text:list-item>
          <text:p text:style-name="P13">Exponentiation is not right associative, I would think that to make it right associative I would need re-implement chain to work from right to left instead. I feel like that would not cause other issues as other operators are both left and right associative.</text:p>
        </text:list-item>
        <text:list-item>
          <text:p text:style-name="P13">Parse errors, one of my biggest take on this is that partial parses are considered errors for me. If I were to implement errors I would consider force parsing the rest to see what type of error it will give me.</text:p>
        </text:list-item>
        <text:list-item>
          <text:p text:style-name="P14">Two parameter function parsing e.g. (gcd(7,21) instead of 7 gcd 21). I felt like this was a little too niche to implement just for stylistic reason.</text:p>
        </text:list-item>
        <text:list-item>
          <text:p text:style-name="P15"><text:span text:style-name="T5">Possibly an easier way to generate the church encoding, and also stop mixing church encoding and applied church encoding as a function since they’re basically the same thing</text:span></text:p>
        </text:list-item>
      </text:list>
      <text:p text:style-name="P18">Features I have implemented</text:p>
      <text:list xml:id="list4065413643" text:style-name="L5">
        <text:list-item>
          <text:p text:style-name="P2"><text:soft-page-break/>fibonacci sequence (would’ve loved to do the formula version if I had the time to implement a scientific calculator parser for division, complex and sqrt numbers)</text:p>
        </text:list-item>
        <text:list-item>
          <text:p text:style-name="P3">factorial </text:p>
        </text:list-item>
        <text:list-item>
          <text:p text:style-name="P16"><text:span text:style-name="T6">Integer operators</text:span></text:p>
          <text:list>
            <text:list-item>
              <text:p text:style-name="P19">integer division</text:p>
            </text:list-item>
            <text:list-item>
              <text:p text:style-name="P19">modulo (remainder operation)</text:p>
            </text:list-item>
            <text:list-item>
              <text:p text:style-name="P21">Greatest Common Divisor (Euclidean algorithm)</text:p>
            </text:list-item>
          </text:list>
        </text:list-item>
        <text:list-item>
          <text:p text:style-name="P17">List operations</text:p>
          <text:list>
            <text:list-item>
              <text:p text:style-name="P19">Append</text:p>
            </text:list-item>
            <text:list-item>
              <text:p text:style-name="P28">Length</text:p>
            </text:list-item>
            <text:list-item>
              <text:p text:style-name="P28">Index</text:p>
            </text:list-item>
            <text:list-item>
              <text:p text:style-name="P28">Last</text:p>
            </text:list-item>
            <text:list-item>
              <text:p text:style-name="P33">Truncate</text:p>
            </text:list-item>
            <text:list-item>
              <text:p text:style-name="P33">Reverse</text:p>
            </text:list-item>
            <text:list-item>
              <text:p text:style-name="P33">Range</text:p>
            </text:list-item>
            <text:list-item>
              <text:p text:style-name="P33">List</text:p>
            </text:list-item>
            <text:list-item>
              <text:p text:style-name="P33">Apply</text:p>
            </text:list-item>
            <text:list-item>
              <text:p text:style-name="P28">Map</text:p>
            </text:list-item>
            <text:list-item>
              <text:p text:style-name="P33">Filter</text:p>
            </text:list-item>
            <text:list-item>
              <text:p text:style-name="P33">Cross</text:p>
            </text:list-item>
            <text:list-item>
              <text:p text:style-name="P33">Foldl</text:p>
            </text:list-item>
            <text:list-item>
              <text:p text:style-name="P33">Foldr</text:p>
            </text:list-item>
          </text:list>
        </text:list-item>
        <text:list-item>
          <text:p text:style-name="P23">Other features</text:p>
          <text:list>
            <text:list-item>
              <text:p text:style-name="P19">Recursion using Y-combinator</text:p>
            </text:list-item>
          </text:list>
        </text:list-item>
        <text:list-item>
          <text:p text:style-name="P24">Pair (A tuple of two items)</text:p>
          <text:list>
            <text:list-item>
              <text:p text:style-name="P25">CAR (get the first item)</text:p>
            </text:list-item>
            <text:list-item>
              <text:p text:style-name="P26">CDR (get the last item)</text:p>
            </text:list-item>
            <text:list-item>
              <text:p text:style-name="P26">Used to represent division number divide number = Pair (intDiv) (modulo)</text:p>
            </text:list-item>
          </text:list>
        </text:list-item>
        <text:list-item>
          <text:p text:style-name="P29">Signed number</text:p>
          <text:list>
            <text:list-item>
              <text:p text:style-name="P30">convert from natural to sign</text:p>
            </text:list-item>
            <text:list-item>
              <text:p text:style-name="P31">negate (e.g. neg 3 = -3)</text:p>
            </text:list-item>
            <text:list-item>
              <text:p text:style-name="P32">add</text:p>
            </text:list-item>
          </text:list>
        </text:list-item>
      </text:list>
      <text:p text:style-name="P34"><text:soft-page-break/>To be honest, I think I broke many of the features and many of them are not working and I’m not sure why :(. All the functions are implemented in FunctionHelper.hs in lambda calculus if you are curious, but I think something went wrong with the recursion and is not simplifying correctly, <text:span text:style-name="T7">some of them </text:span><text:span text:style-name="T8">works fines, but others I have not implemented a way to represent (e.g. lamToList, lamToSignInt, etc.) so I have just left the builders in FunctionHelper.h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3T07:55:57.591256061</meta:creation-date>
    <dc:date>2022-10-23T18:06:53.103876953</dc:date>
    <meta:editing-duration>PT2H25M2S</meta:editing-duration>
    <meta:editing-cycles>9</meta:editing-cycles>
    <meta:generator>LibreOffice/7.3.6.2$Linux_X86_64 LibreOffice_project/30$Build-2</meta:generator>
    <meta:document-statistic meta:table-count="0" meta:image-count="0" meta:object-count="0" meta:page-count="4" meta:paragraph-count="64" meta:word-count="1148" meta:character-count="6545" meta:non-whitespace-character-count="5505"/>
  </office:meta>
</office:document-meta>
</file>